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Helvetica1" svg:font-family="Helvetica"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automatic-styles>
    <style:style style:name="Tabela2" style:family="table">
      <style:table-properties style:width="15cm" table:align="margins" style:writing-mode="lr-tb"/>
    </style:style>
    <style:style style:name="Tabela2.A" style:family="table-column">
      <style:table-column-properties style:column-width="7.5cm" style:rel-column-width="32767*"/>
    </style:style>
    <style:style style:name="Tabela2.B" style:family="table-column">
      <style:table-column-properties style:column-width="7.5cm" style:rel-column-width="32768*"/>
    </style:style>
    <style:style style:name="Tabe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2.B1" style:family="table-cell">
      <style:table-cell-properties fo:background-color="#dddddd"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5cm" table:align="margins" style:writing-mode="lr-tb"/>
    </style:style>
    <style:style style:name="Tabela1.A" style:family="table-column">
      <style:table-column-properties style:column-width="7.5cm" style:rel-column-width="32767*"/>
    </style:style>
    <style:style style:name="Tabela1.B" style:family="table-column">
      <style:table-column-properties style:column-width="7.5cm" style:rel-column-width="32768*"/>
    </style:style>
    <style:style style:name="Tabela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a1.B1" style:family="table-cell">
      <style:table-cell-properties fo:background-color="#eeeeee" fo:padding="0.097cm" fo:border="0.05pt solid #000000">
        <style:background-image/>
      </style:table-cell-properties>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A3" style:family="table-cell">
      <style:table-cell-properties fo:padding="0.097cm" fo:border-left="0.05pt solid #000000" fo:border-right="none" fo:border-top="none" fo:border-bottom="0.05pt solid #000000"/>
    </style:style>
    <style:style style:name="Tabela1.B3" style:family="table-cell">
      <style:table-cell-properties fo:padding="0.097cm" fo:border-left="0.05pt solid #000000" fo:border-right="0.05pt solid #000000" fo:border-top="none" fo:border-bottom="0.05pt solid #000000"/>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0.05pt solid #000000" fo:border-top="none" fo:border-bottom="0.05pt solid #000000"/>
    </style:style>
    <style:style style:name="Tabela1.A5" style:family="table-cell">
      <style:table-cell-properties fo:padding="0.097cm" fo:border-left="0.05pt solid #000000" fo:border-right="none" fo:border-top="none" fo:border-bottom="0.05pt solid #000000"/>
    </style:style>
    <style:style style:name="Tabela1.B5" style:family="table-cell">
      <style:table-cell-properties fo:padding="0.097cm" fo:border-left="0.05pt solid #000000" fo:border-right="0.05pt solid #000000" fo:border-top="none" fo:border-bottom="0.05pt solid #000000"/>
    </style:style>
    <style:style style:name="P1"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style:font-name="Times New Roman" officeooo:rsid="0029ece0" officeooo:paragraph-rsid="0052e01c"/>
    </style:style>
    <style:style style:name="P2"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style:font-name="Times New Roman" officeooo:rsid="0029ece0" officeooo:paragraph-rsid="005ac63c"/>
    </style:style>
    <style:style style:name="P3" style:family="paragraph" style:parent-style-name="SBC_3a_paragraph">
      <style:paragraph-properties fo:margin-left="0cm" fo:margin-right="0cm" fo:text-align="center" style:justify-single-word="false" fo:text-indent="0cm" style:auto-text-indent="false"/>
      <style:text-properties style:text-line-through-style="none" style:text-line-through-type="none" style:font-name="Times New Roman" fo:font-size="10pt" fo:font-weight="bold" officeooo:rsid="0029ece0" officeooo:paragraph-rsid="005ac63c" style:font-size-asian="10pt" style:font-weight-asian="bold" style:font-size-complex="10pt" style:font-weight-complex="bold"/>
    </style:style>
    <style:style style:name="P4" style:family="paragraph" style:parent-style-name="SBC_3a_paragraph">
      <style:paragraph-properties fo:margin-left="0cm" fo:margin-right="0cm" fo:text-indent="0cm" style:auto-text-indent="false"/>
      <style:text-properties style:font-name="Times New Roman" officeooo:paragraph-rsid="0050e2df"/>
    </style:style>
    <style:style style:name="P5" style:family="paragraph" style:parent-style-name="SBC_3a_paragraph">
      <style:paragraph-properties fo:margin-left="0cm" fo:margin-right="0cm" fo:text-indent="0cm" style:auto-text-indent="false"/>
      <style:text-properties style:font-name="Times New Roman" officeooo:paragraph-rsid="0063b456"/>
    </style:style>
    <style:style style:name="P6" style:family="paragraph" style:parent-style-name="SBC_3a_paragraph">
      <style:paragraph-properties fo:margin-left="0cm" fo:margin-right="0cm" fo:text-indent="0cm" style:auto-text-indent="false"/>
      <style:text-properties style:font-name="Times New Roman" officeooo:paragraph-rsid="006a6221"/>
    </style:style>
    <style:style style:name="P7" style:family="paragraph" style:parent-style-name="SBC_3a_caption_3a_2lines">
      <style:paragraph-properties fo:margin-left="0cm" fo:margin-right="0cm" fo:text-align="center" style:justify-single-word="false" fo:text-indent="0cm" style:auto-text-indent="false"/>
      <style:text-properties style:text-line-through-style="none" style:text-line-through-type="none" style:font-name="Times New Roman" officeooo:rsid="0029ece0" officeooo:paragraph-rsid="00560384"/>
    </style:style>
    <style:style style:name="P8" style:family="paragraph" style:parent-style-name="SBC_3a_caption_3a_2lines">
      <style:paragraph-properties fo:margin-left="0cm" fo:margin-right="0cm" fo:text-align="center" style:justify-single-word="false" fo:text-indent="0cm" style:auto-text-indent="false"/>
      <style:text-properties style:text-line-through-style="none" style:text-line-through-type="none" style:font-name="Times New Roman" officeooo:rsid="0029ece0" officeooo:paragraph-rsid="005ac63c"/>
    </style:style>
    <style:style style:name="P9" style:family="paragraph" style:parent-style-name="SBC_3a_paragraph_3a_first">
      <style:text-properties style:font-name="Times New Roman"/>
    </style:style>
    <style:style style:name="P10" style:family="paragraph" style:parent-style-name="SBC_3a_paragraph_3a_first">
      <style:text-properties style:font-name="Times New Roman" officeooo:paragraph-rsid="0052e01c"/>
    </style:style>
    <style:style style:name="P11" style:family="paragraph" style:parent-style-name="SBC_3a_paragraph_3a_first">
      <style:text-properties style:font-name="Times New Roman" officeooo:paragraph-rsid="001970bf"/>
    </style:style>
    <style:style style:name="P12" style:family="paragraph" style:parent-style-name="SBC_3a_email">
      <style:text-properties officeooo:paragraph-rsid="004e7def"/>
    </style:style>
    <style:style style:name="P13" style:family="paragraph" style:parent-style-name="Standard">
      <style:paragraph-properties fo:text-align="start" style:justify-single-word="false"/>
      <style:text-properties fo:color="#000000" style:font-name="Times New Roman" style:font-name-complex="Arial"/>
    </style:style>
    <style:style style:name="P14" style:family="paragraph" style:parent-style-name="Standard">
      <style:paragraph-properties fo:text-align="start" style:justify-single-word="false"/>
      <style:text-properties fo:color="#000000" style:font-name="Times New Roman" officeooo:paragraph-rsid="0052e01c" style:font-name-complex="Arial"/>
    </style:style>
    <style:style style:name="P15" style:family="paragraph" style:parent-style-name="Standard">
      <style:paragraph-properties fo:text-align="start" style:justify-single-word="false"/>
      <style:text-properties fo:color="#000000" style:font-name="Times New Roman" fo:font-style="italic" style:font-style-asian="italic" style:font-name-complex="Arial"/>
    </style:style>
    <style:style style:name="P16" style:family="paragraph" style:parent-style-name="Standard">
      <style:paragraph-properties fo:text-align="start" style:justify-single-word="false"/>
      <style:text-properties fo:color="#000000" style:font-name="Times New Roman" fo:font-style="italic" officeooo:paragraph-rsid="0052e01c" style:font-style-asian="italic" style:font-name-complex="Arial"/>
    </style:style>
    <style:style style:name="P17" style:family="paragraph" style:parent-style-name="Standard">
      <style:text-properties style:font-name="Times New Roman" officeooo:paragraph-rsid="0052e01c"/>
    </style:style>
    <style:style style:name="P18" style:family="paragraph" style:parent-style-name="Standard">
      <style:paragraph-properties fo:text-align="justify" style:justify-single-word="false"/>
      <style:text-properties style:font-name="Times New Roman" officeooo:paragraph-rsid="0052e01c"/>
    </style:style>
    <style:style style:name="P19" style:family="paragraph" style:parent-style-name="Table_20_Contents">
      <style:text-properties style:font-name="Times New Roman" officeooo:rsid="0052e01c" officeooo:paragraph-rsid="0052e01c"/>
    </style:style>
    <style:style style:name="P20" style:family="paragraph" style:parent-style-name="SBC_3a_author_28_s_29_">
      <style:text-properties style:font-name="Times New Roman" officeooo:rsid="0016eaea" officeooo:paragraph-rsid="004e7def"/>
    </style:style>
    <style:style style:name="P21" style:family="paragraph" style:parent-style-name="SBC_3a_paragraph">
      <style:paragraph-properties fo:text-align="center" style:justify-single-word="false"/>
      <style:text-properties style:text-line-through-style="none" style:text-line-through-type="none" style:font-name="Times New Roman" officeooo:rsid="0029ece0" officeooo:paragraph-rsid="0052e01c"/>
    </style:style>
    <style:style style:name="P22" style:family="paragraph" style:parent-style-name="SBC_3a_paragraph">
      <style:paragraph-properties fo:text-align="center" style:justify-single-word="false"/>
      <style:text-properties style:text-line-through-style="none" style:text-line-through-type="none" style:font-name="Times New Roman" officeooo:rsid="0029ece0" officeooo:paragraph-rsid="00560384"/>
    </style:style>
    <style:style style:name="P23" style:family="paragraph" style:parent-style-name="SBC_3a_paragraph">
      <style:paragraph-properties fo:text-align="center" style:justify-single-word="false"/>
      <style:text-properties style:text-line-through-style="none" style:text-line-through-type="none" style:font-name="Times New Roman" officeooo:rsid="0029ece0" officeooo:paragraph-rsid="005ac63c"/>
    </style:style>
    <style:style style:name="P24" style:family="paragraph" style:parent-style-name="SBC_3a_paragraph">
      <style:paragraph-properties fo:text-align="justify" style:justify-single-word="false"/>
      <style:text-properties style:text-line-through-style="none" style:text-line-through-type="none" style:font-name="Times New Roman" officeooo:rsid="0029ece0" officeooo:paragraph-rsid="0052e01c"/>
    </style:style>
    <style:style style:name="P25" style:family="paragraph" style:parent-style-name="SBC_3a_paragraph">
      <style:text-properties style:font-name="Times New Roman"/>
    </style:style>
    <style:style style:name="P26" style:family="paragraph" style:parent-style-name="SBC_3a_paragraph">
      <style:text-properties fo:color="#000000" style:font-name="Times New Roman" fo:background-color="#fff200"/>
    </style:style>
    <style:style style:name="P27" style:family="paragraph" style:parent-style-name="SBC_3a_reference">
      <style:text-properties style:font-name="Times New Roman"/>
    </style:style>
    <style:style style:name="P28" style:family="paragraph" style:parent-style-name="SBC_3a_institution">
      <style:text-properties style:font-name="Times New Roman" officeooo:paragraph-rsid="0016eaea"/>
    </style:style>
    <style:style style:name="P29" style:family="paragraph" style:parent-style-name="SBC_3a_resumo">
      <style:text-properties style:font-name="Times New Roman"/>
    </style:style>
    <style:style style:name="P30" style:family="paragraph" style:parent-style-name="SBC_3a_abstract">
      <style:text-properties style:font-name="Times New Roman"/>
    </style:style>
    <style:style style:name="P31" style:family="paragraph" style:parent-style-name="SBC_3a_caption_3a_2lines">
      <style:paragraph-properties fo:text-align="center" style:justify-single-word="false"/>
      <style:text-properties style:text-line-through-style="none" style:text-line-through-type="none" style:font-name="Times New Roman" officeooo:rsid="0029ece0" officeooo:paragraph-rsid="0052e01c"/>
    </style:style>
    <style:style style:name="P32" style:family="paragraph" style:parent-style-name="caption">
      <style:text-properties style:font-name="Times New Roman" officeooo:paragraph-rsid="0052e01c"/>
    </style:style>
    <style:style style:name="P33" style:family="paragraph" style:parent-style-name="caption">
      <style:paragraph-properties fo:break-before="page"/>
      <style:text-properties style:font-name="Times New Roman" officeooo:paragraph-rsid="0052e01c"/>
    </style:style>
    <style:style style:name="P34" style:family="paragraph" style:parent-style-name="Standard">
      <style:paragraph-properties fo:margin-top="0cm" fo:margin-bottom="0cm" loext:contextual-spacing="false" fo:text-align="start" style:justify-single-word="false">
        <style:tab-stops/>
      </style:paragraph-properties>
      <style:text-properties fo:color="#000000" style:font-name="Times New Roman" style:font-name-complex="Arial"/>
    </style:style>
    <style:style style:name="P35" style:family="paragraph" style:parent-style-name="SBC_3a_title" style:master-page-name="Standard">
      <style:paragraph-properties style:page-number="auto"/>
      <style:text-properties style:font-name="Times New Roman"/>
    </style:style>
    <style:style style:name="P36" style:family="paragraph" style:parent-style-name="SBC_3a_title_3a_1">
      <style:text-properties style:font-name="Times New Roman" fo:font-weight="bold" officeooo:rsid="0050e2df" officeooo:paragraph-rsid="0050e2df" style:font-weight-asian="bold" style:font-weight-complex="bold"/>
    </style:style>
    <style:style style:name="P37" style:family="paragraph" style:parent-style-name="SBC_3a_title_3a_1">
      <style:text-properties style:font-name="Times New Roman" officeooo:rsid="0050e2df" officeooo:paragraph-rsid="0050e2df"/>
    </style:style>
    <style:style style:name="P38" style:family="paragraph" style:parent-style-name="SBC_3a_title_3a_1">
      <style:text-properties style:font-name="Times New Roman" officeooo:rsid="0052103e" officeooo:paragraph-rsid="0052103e"/>
    </style:style>
    <style:style style:name="P39" style:family="paragraph" style:parent-style-name="SBC_3a_title_3a_1">
      <style:text-properties style:font-name="Times New Roman" officeooo:rsid="00522dee" officeooo:paragraph-rsid="00522dee"/>
    </style:style>
    <style:style style:name="P40" style:family="paragraph" style:parent-style-name="SBC_3a_title_3a_1">
      <style:text-properties style:font-name="Times New Roman" officeooo:rsid="00716588" officeooo:paragraph-rsid="00716588"/>
    </style:style>
    <style:style style:name="P41" style:family="paragraph" style:parent-style-name="SBC_3a_title_3a_1">
      <style:text-properties style:font-name="Times New Roman" officeooo:rsid="005e37a2" officeooo:paragraph-rsid="005e37a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671428" style:font-style-asian="italic" style:font-style-complex="italic"/>
    </style:style>
    <style:style style:name="T4" style:family="text">
      <style:text-properties fo:font-style="italic" officeooo:rsid="0069baa1" style:font-style-asian="italic" style:font-style-complex="italic"/>
    </style:style>
    <style:style style:name="T5" style:family="text">
      <style:text-properties fo:font-style="italic" officeooo:rsid="001970bf" style:font-style-asian="italic" style:font-style-complex="italic"/>
    </style:style>
    <style:style style:name="T6" style:family="text">
      <style:text-properties fo:font-style="italic" officeooo:rsid="00606061" style:font-style-asian="italic" style:font-style-complex="italic"/>
    </style:style>
    <style:style style:name="T7" style:family="text">
      <style:text-properties fo:font-style="italic" officeooo:rsid="007310c7" style:font-style-asian="italic" style:font-style-complex="italic"/>
    </style:style>
    <style:style style:name="T8" style:family="text">
      <style:text-properties fo:font-style="italic" officeooo:rsid="006a6221" style:font-style-asian="italic" style:font-style-complex="italic"/>
    </style:style>
    <style:style style:name="T9" style:family="text">
      <style:text-properties fo:font-style="italic" officeooo:rsid="007ae7f4" style:font-style-asian="italic" style:font-style-complex="italic"/>
    </style:style>
    <style:style style:name="T10" style:family="text">
      <style:text-properties fo:font-style="italic" officeooo:rsid="00560384"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background-color="#fff200" loext:char-shading-value="0" style:font-style-asian="italic" style:font-style-complex="italic"/>
    </style:style>
    <style:style style:name="T13" style:family="text">
      <style:text-properties fo:font-style="italic" officeooo:rsid="001970bf" fo:background-color="#fff200" loext:char-shading-value="0" style:font-style-asian="italic" style:font-style-complex="italic"/>
    </style:style>
    <style:style style:name="T14" style:family="text">
      <style:text-properties officeooo:rsid="0016eaea"/>
    </style:style>
    <style:style style:name="T15" style:family="text">
      <style:text-properties officeooo:rsid="001970bf"/>
    </style:style>
    <style:style style:name="T16" style:family="text">
      <style:text-properties officeooo:rsid="00392ee7"/>
    </style:style>
    <style:style style:name="T17" style:family="text">
      <style:text-properties officeooo:rsid="003e636e"/>
    </style:style>
    <style:style style:name="T18" style:family="text">
      <style:text-properties fo:color="#000000" style:font-name="Times New Roman" style:text-underline-style="none"/>
    </style:style>
    <style:style style:name="T19" style:family="text">
      <style:text-properties fo:color="#000000" style:font-name="Times New Roman" style:text-underline-style="none" officeooo:rsid="0016eaea"/>
    </style:style>
    <style:style style:name="T20" style:family="text">
      <style:text-properties fo:color="#000000" style:font-name="Times New Roman" officeooo:rsid="0016eaea"/>
    </style:style>
    <style:style style:name="T21" style:family="text">
      <style:text-properties officeooo:rsid="00505bee"/>
    </style:style>
    <style:style style:name="T22" style:family="text">
      <style:text-properties officeooo:rsid="0052e01c"/>
    </style:style>
    <style:style style:name="T23" style:family="text">
      <style:text-properties officeooo:rsid="0054d030"/>
    </style:style>
    <style:style style:name="T24" style:family="text">
      <style:text-properties officeooo:rsid="00560384"/>
    </style:style>
    <style:style style:name="T25" style:family="text">
      <style:text-properties style:font-name="Times New Roman" officeooo:rsid="0016eaea"/>
    </style:style>
    <style:style style:name="T26" style:family="text">
      <style:text-properties officeooo:rsid="005ac63c"/>
    </style:style>
    <style:style style:name="T27" style:family="text">
      <style:text-properties officeooo:rsid="005c560d"/>
    </style:style>
    <style:style style:name="T28" style:family="text">
      <style:text-properties officeooo:rsid="00629426"/>
    </style:style>
    <style:style style:name="T29" style:family="text">
      <style:text-properties officeooo:rsid="0063b456"/>
    </style:style>
    <style:style style:name="T30" style:family="text">
      <style:text-properties officeooo:rsid="0064a743"/>
    </style:style>
    <style:style style:name="T31" style:family="text">
      <style:text-properties fo:font-style="normal" officeooo:rsid="006a6221" style:font-style-asian="normal" style:font-style-complex="normal"/>
    </style:style>
    <style:style style:name="T32" style:family="text">
      <style:text-properties officeooo:rsid="0067edce"/>
    </style:style>
    <style:style style:name="T33" style:family="text">
      <style:text-properties officeooo:rsid="0069baa1"/>
    </style:style>
    <style:style style:name="T34" style:family="text">
      <style:text-properties fo:background-color="#fff200" loext:char-shading-value="0"/>
    </style:style>
    <style:style style:name="T35" style:family="text">
      <style:text-properties officeooo:rsid="001970bf" fo:background-color="#fff200" loext:char-shading-value="0"/>
    </style:style>
    <style:style style:name="T36" style:family="text">
      <style:text-properties officeooo:rsid="0052e01c" fo:background-color="#fff200" loext:char-shading-value="0"/>
    </style:style>
    <style:style style:name="T37" style:family="text">
      <style:text-properties officeooo:rsid="006d776f"/>
    </style:style>
    <style:style style:name="T38" style:family="text">
      <style:text-properties officeooo:rsid="0070650a"/>
    </style:style>
    <style:style style:name="T39" style:family="text">
      <style:text-properties officeooo:rsid="00750951"/>
    </style:style>
    <style:style style:name="T40" style:family="text">
      <style:text-properties officeooo:rsid="007ae7f4"/>
    </style:style>
    <style:style style:name="T41" style:family="text">
      <style:text-properties officeooo:rsid="007d41b7"/>
    </style:style>
    <style:style style:name="T42" style:family="text">
      <style:text-properties officeooo:rsid="007edd94"/>
    </style:style>
    <style:style style:name="T43" style:family="text">
      <style:text-properties officeooo:rsid="008016c6"/>
    </style:style>
    <style:style style:name="T44" style:family="text">
      <style:text-properties officeooo:rsid="00816570"/>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28">Docker no</text:span> Ambiente <text:span text:style-name="T28">d</text:span>e Desenvolvimento</text:p>
      <text:p text:style-name="P20">Gustavo Morini¹, William Roberto Pelissari¹, Anderson Burnes¹</text:p>
      <text:p text:style-name="P28"><text:span text:style-name="T14">¹Faculdade Alfa</text:span> – <text:span text:style-name="T14">Umuarama</text:span> – <text:span text:style-name="T14">PR</text:span> – Bra<text:span text:style-name="T14">s</text:span>il</text:p>
      <text:p text:style-name="P12"><text:a xlink:type="simple" xlink:href="mailto:gustavommh@gmail.com" text:style-name="Internet_20_link" text:visited-style-name="Visited_20_Internet_20_Link"><text:span text:style-name="T19">gustavommh</text:span></text:a><text:a xlink:type="simple" xlink:href="mailto:gustavommh@gmail.com" text:style-name="Internet_20_link" text:visited-style-name="Visited_20_Internet_20_Link"><text:span text:style-name="T18">@</text:span></text:a><text:a xlink:type="simple" xlink:href="mailto:gustavommh@gmail.com" text:style-name="Internet_20_link" text:visited-style-name="Visited_20_Internet_20_Link"><text:span text:style-name="T19">gmail.com</text:span></text:a><text:span text:style-name="T25">, </text:span><text:a xlink:type="simple" xlink:href="mailto:wrpelissari@gmail.com" text:style-name="ListLabel_20_1" text:visited-style-name="ListLabel_20_1"><text:span text:style-name="Internet_20_link"><text:span text:style-name="T19">wrpelissari@gmail.com</text:span></text:span></text:a><text:span text:style-name="T20">, burnes@professorburnes.com</text:span></text:p>
      <text:p text:style-name="P30"><text:span text:style-name="T1">Abstract.</text:span> This article describes some of the advantages of using virtualization in the development environment, its main commands, and how to build a functional environment for web development, making distinct technologies communicate in a fully-independent and fully operating-system environment.</text:p>
      <text:p text:style-name="P29"><text:span text:style-name="T1">Resumo.</text:span> Este artigo descreve algumas vantagens de se utilizar a virtualização no ambiente de desenvolvimento, seus principais comandos e como montar um ambiente funcional para o desenvolvimento web, fazendo <text:span text:style-name="T21">tecnologias distintas</text:span> <text:span text:style-name="T21">se comunicarem</text:span> formando um ambiente completo e totalmente independente do sistema operacional.</text:p>
      <text:h text:style-name="P36" text:outline-level="1">Introdução</text:h>
      <text:p text:style-name="P4"><text:tab/>Compreender as principais características para se criar um ambiente de desenvolvimento virtualizado, customizável com <text:span text:style-name="T2">Docker</text:span> e <text:span text:style-name="T2">containers</text:span>. Analisar como gerenciar os <text:span text:style-name="T2">containers</text:span> utilizando <text:span text:style-name="T2">Docker</text:span>, montar um ambiente de desenvolvimento Web funcional, configurar <text:span text:style-name="T2">containers </text:span>individuais interligados entre si, demonstrar o funcionamento de um projeto rodando dentro do ambiente virtual.</text:p>
      <text:p text:style-name="P4"><text:tab/>O ambiente de desenvolvimento se mostra muitas vez bem específico para cada tipo de projeto.</text:p>
      <text:p text:style-name="P4"><text:tab/>Um ambiente convencional precisar ser totalmente refeito sempre que é preciso realizar uma manutenção na máquina hospedeira, dependendo da quantidade de elementos utilizados no ambiente de desenvolvimento essa pode ser uma tarefa árdua.</text:p>
      <text:p text:style-name="P5"><text:tab/><text:span text:style-name="T29">C</text:span>onfigurar apenas uma vez <text:span text:style-name="T30">este ambiente</text:span> e <text:span text:style-name="T30">compartilha-lo</text:span> para toda a equipe de trabalho funcionando exatamente igual em todas as máquinas, independente de sistema operacional, vem a ser uma das justificativas de se usar <text:span text:style-name="T2">Docker</text:span> e <text:span text:style-name="T2">containers</text:span>. </text:p>
      <text:p text:style-name="P5"><text:tab/>A virtualização com <text:span text:style-name="T2">Docker</text:span> chega com o intuito de simplificar esta tarefa, mantendo um nível profissional de segurança, confiabilidade e padronização, sendo para um único desenvolvedor ou uma grande equipe, facilmente customizável e replicável.</text:p>
      <text:h text:style-name="P37" text:outline-level="1">Apresentação</text:h>
      <text:p text:style-name="P6"><text:tab/>Segundo (Gomes &amp; Souza, 2015), <text:span text:style-name="T11">Docker</text:span> é uma ferramenta que possibilita gerenciar aplicações distintas dentro de ambientes isolados denominados <text:span text:style-name="T3">containers</text:span>. É uma alternativa para desenvolvedores criarem com rapidez e facilidade seu ambiente de desenvolvimento e realizar todas as tarefas rotineiras, inclusive testes com total segurança. A principal funcionalidade é proporcionar ambientes isolados dentro da mesma máquina, independente de sistema operacional, disponível localmente ou remotamente através de mapeamento de portas. <text:s/>(Henrique Rocha Silva &amp; — <text:soft-page-break/>Licenciatura Orientador André Costa Drummond, 2017), descreve que um contêiner <text:span text:style-name="T2">Docker</text:span> basicamente, consiste em manter tudo o que é necessário para a aplicação ser executada, independente do sistema operacional nativo, compartilhando apenas o kernel da máquina hospedeira. <text:span text:style-name="T32">D</text:span>entro do <text:span text:style-name="T2">container</text:span> existe o sistema operacional, configurações do usuário e metadado<text:span text:style-name="T33">s. Quando o </text:span><text:span text:style-name="T4">Docker </text:span><text:span text:style-name="T31">inicia um </text:span><text:span text:style-name="T8">container</text:span><text:span text:style-name="T31"> ele cria uma nova instância à partir da imagem original que é somente leitura e nessa nova instância a aplicação pode ser executada de maneira segura com permissões de leitura e escrita.</text:span></text:p>
      <text:h text:style-name="P37" text:outline-level="1">Problematização</text:h>
      <text:p text:style-name="P9"><text:tab/>Quando pensamos em desenvolvimento web, precisamos de um servidor que interprete os códigos, além de um banco de dados onde seja possível popular os dados da aplicação. <text:span text:style-name="T23">Geralmente é utilizado um ambiente local antes de passar para o ambiente de produção na nuvem. </text:span>A instalação desses recursos pode ser um tanto trabalhoso, devido a utilizar várias tecnologias distintas, que trabalharem juntas.</text:p>
      <text:p text:style-name="P26"><text:span text:style-name="T39">Montar</text:span> com <text:span text:style-name="T2">Docker</text:span>, um ambiente de desenvolvimento, rodando virtualmente os programas necessários para o aplicativo funcionar, de fácil manutenção e distribuição para outras pessoas da equipe, sendo recriado com apenas um comando.</text:p>
      <text:h text:style-name="P38" text:outline-level="1">Metodologia</text:h>
      <text:p text:style-name="P9"><text:span text:style-name="T15"><text:tab/>Para a realização do estudo é necessário a instalação da ferramenta </text:span><text:span text:style-name="T13">Docker</text:span><text:span text:style-name="T35"> e </text:span><text:span text:style-name="T13">Docker</text:span><text:span text:style-name="T35">-</text:span><text:span text:style-name="T13">Compose</text:span><text:span text:style-name="T15">, que auxilia na orquestração dos </text:span><text:span text:style-name="T5">containers</text:span><text:span text:style-name="T15">. Para os sistemas Windows e Mac existe um instalador pronto, já no caso dos sistemas baseados em Linux é possível instalar via terminal seguindo orientações do próprio site do desenvolvedor. Também foi utilizado uma aplicação de exemplo desenvolvida em PHP, com ajuda do framework Codeigniter, tendo uma conexão em MariaDB e utilizando o PHPmyAdmin para gerenciamento do banco de dados.</text:span> </text:p>
      <text:p text:style-name="P25"/>
      <text:h text:style-name="P39" text:outline-level="1">Resultados</text:h>
      <text:p text:style-name="P10"><text:tab/>Assim que instalado a ferramenta <text:span text:style-name="T2">Docker</text:span> é possível utilizar seus comandos diretamente no terminal do sistema, a (tabela 1) referência a função e seu respectivo comando no terminal, primeiramente vamos verificar se a instalação foi realizada corretamente exibindo a ver<text:span text:style-name="T38">s</text:span>ão instalada no sistema. Assim podemos então criar o <text:span text:style-name="T2">container</text:span> à partir de uma imagem base, no caso o banco de dados <text:span text:style-name="T6">M</text:span><text:span text:style-name="T2">aria</text:span><text:span text:style-name="T6">DB</text:span>, neste comando se define o modo de execução, nome e senha de <text:span text:style-name="T2">root</text:span> para o novo <text:span text:style-name="T2">container</text:span>. </text:p>
      <text:p text:style-name="P10"><text:tab/>Quando se utiliza <text:span text:style-name="T37">a instrução</text:span> <text:span text:style-name="T2">run</text:span> sempre criará um novo <text:span text:style-name="T2">container</text:span>, após a criação podemos <text:span text:style-name="T22">listá-los</text:span> para mais detalhe, é possível <text:span text:style-name="T22">acessá-lo</text:span> e rodar comandos específicos dentro deles, inspecionar a fundo mostrando todas as informações referentes a ele com o comando inspect. <text:span text:style-name="T34">Parar sua execução, </text:span><text:span text:style-name="T36">iniciá-lo</text:span><text:span text:style-name="T34"> sem a necessidade de </text:span><text:span text:style-name="T36">criá-lo</text:span><text:span text:style-name="T34"> novamente, listar todos os </text:span><text:span text:style-name="T12">containers</text:span><text:span text:style-name="T34"> criados na máquina e </text:span><text:span text:style-name="T36">removê-los</text:span><text:span text:style-name="T34"> se necessário</text:span>.</text:p>
      <text:p text:style-name="P32"/>
      <text:p text:style-name="P32"/>
      <text:p text:style-name="P33">Tabela 1. Comandos <text:span text:style-name="T2">Docker</text:span>.</text:p>
      <table:table table:name="Tabela2" table:style-name="Tabela2">
        <table:table-column table:style-name="Tabela2.A"/>
        <table:table-column table:style-name="Tabela2.B"/>
        <table:table-row>
          <table:table-cell table:style-name="Tabela2.A1" office:value-type="string">
            <text:p text:style-name="P19">Função</text:p>
          </table:table-cell>
          <table:table-cell table:style-name="Tabela2.B1" office:value-type="string">
            <text:p text:style-name="P19">Comando do terminal</text:p>
          </table:table-cell>
        </table:table-row>
        <table:table-row>
          <table:table-cell table:style-name="Tabela2.A2" office:value-type="string">
            <text:p text:style-name="P14">Verificar Instalação</text:p>
          </table:table-cell>
          <table:table-cell table:style-name="Tabela2.B2" office:value-type="string">
            <text:p text:style-name="P16">docker --version</text:p>
          </table:table-cell>
        </table:table-row>
        <table:table-row>
          <table:table-cell table:style-name="Tabela2.A2" office:value-type="string">
            <text:p text:style-name="P14">Criar um <text:span text:style-name="T2">container</text:span> à partir de uma imagem</text:p>
          </table:table-cell>
          <table:table-cell table:style-name="Tabela2.B2" office:value-type="string">
            <text:p text:style-name="P16">docker run -d --name teste-db -e MARIADB_ROOT_PASSWORD=mypass mariadb</text:p>
          </table:table-cell>
        </table:table-row>
        <table:table-row>
          <table:table-cell table:style-name="Tabela2.A2" office:value-type="string">
            <text:p text:style-name="P14">Verifica <text:span text:style-name="T2">containers</text:span> em execução</text:p>
          </table:table-cell>
          <table:table-cell table:style-name="Tabela2.B2" office:value-type="string">
            <text:p text:style-name="P16">docker container ls</text:p>
          </table:table-cell>
        </table:table-row>
        <table:table-row>
          <table:table-cell table:style-name="Tabela2.A2" office:value-type="string">
            <text:p text:style-name="P14">Acessar terminal do <text:span text:style-name="T2">container</text:span></text:p>
          </table:table-cell>
          <table:table-cell table:style-name="Tabela2.B2" office:value-type="string">
            <text:p text:style-name="P16">docker exec -it teste-db bash</text:p>
          </table:table-cell>
        </table:table-row>
        <table:table-row>
          <table:table-cell table:style-name="Tabela2.A2" office:value-type="string">
            <text:p text:style-name="P14">Acessar o mysql dentro do <text:span text:style-name="T2">container</text:span></text:p>
          </table:table-cell>
          <table:table-cell table:style-name="Tabela2.B2" office:value-type="string">
            <text:p text:style-name="P16">mysql -u root -p</text:p>
          </table:table-cell>
        </table:table-row>
        <table:table-row>
          <table:table-cell table:style-name="Tabela2.A2" office:value-type="string">
            <text:p text:style-name="P14">Inspecionar o <text:span text:style-name="T2">container</text:span> em execução</text:p>
          </table:table-cell>
          <table:table-cell table:style-name="Tabela2.B2" office:value-type="string">
            <text:p text:style-name="P16">docker inspect teste-db</text:p>
          </table:table-cell>
        </table:table-row>
        <table:table-row>
          <table:table-cell table:style-name="Tabela2.A2" office:value-type="string">
            <text:p text:style-name="P14">Parar o <text:span text:style-name="T2">container</text:span></text:p>
          </table:table-cell>
          <table:table-cell table:style-name="Tabela2.B2" office:value-type="string">
            <text:p text:style-name="P16">docker container stop teste-db</text:p>
          </table:table-cell>
        </table:table-row>
        <table:table-row>
          <table:table-cell table:style-name="Tabela2.A2" office:value-type="string">
            <text:p text:style-name="P14">Iniciar novamente o <text:span text:style-name="T2">container</text:span> criado</text:p>
          </table:table-cell>
          <table:table-cell table:style-name="Tabela2.B2" office:value-type="string">
            <text:p text:style-name="P16">docker container start teste-db</text:p>
          </table:table-cell>
        </table:table-row>
        <table:table-row>
          <table:table-cell table:style-name="Tabela2.A2" office:value-type="string">
            <text:p text:style-name="P14">Listar todos os <text:span text:style-name="T2">containers </text:span>existentes na máquina</text:p>
          </table:table-cell>
          <table:table-cell table:style-name="Tabela2.B2" office:value-type="string">
            <text:p text:style-name="P16">docker container ls -a</text:p>
          </table:table-cell>
        </table:table-row>
        <table:table-row>
          <table:table-cell table:style-name="Tabela2.A2" office:value-type="string">
            <text:p text:style-name="P14">Remover o <text:span text:style-name="T2">container</text:span></text:p>
          </table:table-cell>
          <table:table-cell table:style-name="Tabela2.B2" office:value-type="string">
            <text:p text:style-name="P16">docker container rm teste-db</text:p>
          </table:table-cell>
        </table:table-row>
      </table:table>
      <text:p text:style-name="P17"/>
      <text:p text:style-name="P18">Este são os passos básicos para criação e gerenciamento de um <text:span text:style-name="T2">container</text:span> com <text:span text:style-name="T2">Docker</text:span>, poderíamos criar mais de um contêiner e interligá-los, mas seria algo muito verboso que não tem a necessidade, ainda mais que a proposta é facilitar a experiência do desenvolvedor, assim vamos utilizar para criar o ambiente completo o <text:span text:style-name="T2">Docker</text:span>-<text:span text:style-name="T2">compose</text:span>, que à partir de uma lista de comandos interpreta e passa para o <text:span text:style-name="T2">Docker</text:span> executá-los de maneira simples. </text:p>
      <text:p text:style-name="P18"><text:tab/>Dentro de uma pasta vazia criar um arquivo “<text:span text:style-name="T2">docker</text:span>-<text:span text:style-name="T2">compose</text:span>.<text:span text:style-name="T2">yml</text:span>” este será responsável por subir nossos serviços, o arquivo depende de uma endentação correta para compreender em qual camada estão os comandos e como interpretá-los.</text:p>
      <text:p text:style-name="P21"><draw:frame draw:style-name="fr1" draw:name="Figura5" text:anchor-type="paragraph" svg:x="4.052cm" svg:y="0.769cm" svg:width="6.316cm" svg:height="7.789cm" draw:z-index="3"><draw:image xlink:href="../images/docker-compose.png" xlink:type="simple" xlink:show="embed" xlink:actuate="onLoad" loext:mime-type="image/png"/></draw:frame></text:p>
      <text:p text:style-name="P31">Figur<text:span text:style-name="T17">a</text:span> <text:span text:style-name="T16">1</text:span>. Estrutura do arquivo <text:span text:style-name="T2">docker</text:span>-<text:span text:style-name="T2">compose.yml</text:span>.</text:p>
      <text:p text:style-name="P21"><text:soft-page-break/></text:p>
      <text:p text:style-name="P1">A figura 01 mostra como a organização é feita, a <text:span text:style-name="T40">i</text:span>dentação é fundamental para este tipo de arquivo, através dela que define como cada comando deve ser interpretado, inicia com a versão dos comandos, após os serviços a serem criados, <text:span text:style-name="T2">db</text:span> é o nome do serviço, pode ser qualquer um, usamos <text:span text:style-name="T2">db</text:span> para ficar mais didático, “<text:span text:style-name="T2">image</text:span>” é qual imagem o <text:span text:style-name="T7">D</text:span><text:span text:style-name="T2">ocker</text:span> vai procurar para espelhar e criar o <text:span text:style-name="T2">container</text:span> <text:span text:style-name="T2">db</text:span>, <text:span text:style-name="T2">environment</text:span> são as variáveis globais que podemos passar no momento da <text:span text:style-name="T40">instanciação</text:span>, no caso define a senha de <text:span text:style-name="T2">root</text:span> para <text:span text:style-name="T2">mypass</text:span>. Próximo serviço <text:span text:style-name="T2">admin</text:span> referencia a imagem do <text:span text:style-name="T2">phpmyadmin</text:span>, realizando um mapeamento de portas para não haver conflito com o <text:span text:style-name="T2">app</text:span>, sua variável global é <text:span text:style-name="T2">PMA_HOST</text:span> que define o nome do <text:span text:style-name="T2">host</text:span> que irá se conectar, perceba que é o mesmo nome do serviço de banco de dados criado acima, “links” apenas define que irá se conectar com o serviço <text:span text:style-name="T2">db</text:span>. Já o serviço <text:span text:style-name="T2">app</text:span> é a nossa aplicação, utilizando a imagem do <text:span text:style-name="T2">framework</text:span> que já tem o ambiente pré-configurado, define a porta a ser utilizada local e virtual, <text:span text:style-name="T2">volumes</text:span> é muito importante, define onde irão ficar os arquivos localmente sendo espelhados dentro do <text:span text:style-name="T2">container</text:span>, e novamente diz para se conectar com o serviço <text:span text:style-name="T2">db</text:span>.</text:p>
      <text:p text:style-name="P24">No mesmo diretório <text:span text:style-name="T41">é criada</text:span> a pasta <text:span text:style-name="T2">myapp</text:span> nela colocar os arquivos da aplicação. Dentro da aplicação existe o arquivo de configuração do banco de dados chamado <text:span text:style-name="T2">database.php</text:span> onde devemos preencher os dados de acordo com o serviço <text:span text:style-name="T9">db</text:span> do arquivo <text:span text:style-name="T2">docker-compose.yml</text:span> como demostrado na (figura 2).</text:p>
      <text:p text:style-name="P1"/>
      <text:p text:style-name="P1"/>
      <text:p text:style-name="P22"><draw:frame draw:style-name="fr2" draw:name="Figura6" text:anchor-type="as-char" svg:width="7.474cm" svg:height="2.563cm" draw:z-index="0"><draw:image xlink:href="../images/database.PNG" xlink:type="simple" xlink:show="embed" xlink:actuate="onLoad" loext:mime-type="image/png"/></draw:frame></text:p>
      <text:p text:style-name="P7">Figur<text:span text:style-name="T17">a</text:span> <text:span text:style-name="T24">2</text:span>. <text:span text:style-name="T24">Arquivo </text:span><text:span text:style-name="T10">database.php</text:span><text:span text:style-name="T2">.</text:span></text:p>
      <text:p text:style-name="P21"/>
      <text:p text:style-name="P2">Neste momento é possível iniciar <text:span text:style-name="T42">os</text:span> serviços descritos no <text:span text:style-name="T2">docker-compose.yml</text:span>, seguindo a (tabela 2) é possível acompanhar a função e cada comando executado no terminal, vamos iniciar os <text:span text:style-name="T2">containers</text:span>, onde uma primeira execução é feita buscando na nuvem as imagens referenciadas, sua primeira execução pode demorar um pouco de acordo com a conexão e a quantidade de imagens a serem baixadas, após isso a iniciação é feita em poucos segundos. Após concluir vamos listar os <text:span text:style-name="T2">containers</text:span> exibindo detalhes como nome, id e portas onde estão rodando. O <text:span text:style-name="T2">docker-compose </text:span>já inicia, para e remove todos os <text:span text:style-name="T2">containers</text:span> de uma só vez com apenas um comando.</text:p>
      <text:p text:style-name="P2"/>
      <text:p text:style-name="P3">Tabela 1. Comandos <text:span text:style-name="T2">Docker</text:span>.</text:p>
      <table:table table:name="Tabela1" table:style-name="Tabela1">
        <table:table-column table:style-name="Tabela1.A"/>
        <table:table-column table:style-name="Tabela1.B"/>
        <table:table-row>
          <table:table-cell table:style-name="Tabela1.A1" office:value-type="string">
            <text:p text:style-name="P34">Função</text:p>
          </table:table-cell>
          <table:table-cell table:style-name="Tabela1.B1" office:value-type="string">
            <text:p text:style-name="P13">Comando terminal</text:p>
          </table:table-cell>
        </table:table-row>
        <table:table-row>
          <table:table-cell table:style-name="Tabela1.A5" office:value-type="string">
            <text:p text:style-name="P13">Iniciar todos os <text:span text:style-name="T2">containers</text:span></text:p>
          </table:table-cell>
          <table:table-cell table:style-name="Tabela1.B5" office:value-type="string">
            <text:p text:style-name="P15">docker-compose up -d</text:p>
          </table:table-cell>
        </table:table-row>
        <table:table-row>
          <table:table-cell table:style-name="Tabela1.A5" office:value-type="string">
            <text:p text:style-name="P13">Listar todos os <text:span text:style-name="T2">containers</text:span></text:p>
          </table:table-cell>
          <table:table-cell table:style-name="Tabela1.B5" office:value-type="string">
            <text:p text:style-name="P15">docker-compose ps</text:p>
          </table:table-cell>
        </table:table-row>
        <table:table-row>
          <table:table-cell table:style-name="Tabela1.A5" office:value-type="string">
            <text:p text:style-name="P13">Parar todos os <text:span text:style-name="T2">containers</text:span></text:p>
          </table:table-cell>
          <table:table-cell table:style-name="Tabela1.B5" office:value-type="string">
            <text:p text:style-name="P15">docker-compose stop</text:p>
          </table:table-cell>
        </table:table-row>
        <text:soft-page-break/>
        <table:table-row>
          <table:table-cell table:style-name="Tabela1.A5" office:value-type="string">
            <text:p text:style-name="P13">Remove todos os <text:span text:style-name="T2">containers</text:span></text:p>
          </table:table-cell>
          <table:table-cell table:style-name="Tabela1.B5" office:value-type="string">
            <text:p text:style-name="P15">docker-compose down</text:p>
          </table:table-cell>
        </table:table-row>
      </table:table>
      <text:p text:style-name="P1"/>
      <text:p text:style-name="P1">Na lista de <text:span text:style-name="T2">containers</text:span> é possível observar seu nome, o comando interno que está sendo executado, o estado e em qual porta está rodando e o redirecionamento que está sendo utilizado. O phpmyadmin pode ser acessado na URL: http://localhost:8080, Figura 03 e a aplicação URL: http://localhost, Figura 04.</text:p>
      <text:p text:style-name="P1"/>
      <text:section text:style-name="Sect1" text:name="Seção1">
        <text:p text:style-name="P23"><draw:frame draw:style-name="fr3" draw:name="Figura7" text:anchor-type="paragraph" svg:width="7.474cm" svg:height="5.17cm" draw:z-index="1"><draw:image xlink:href="../images/phpmyadmin.png" xlink:type="simple" xlink:show="embed" xlink:actuate="onLoad" loext:mime-type="image/png"/></draw:frame></text:p>
        <text:p text:style-name="P8">Figur<text:span text:style-name="T17">a</text:span> <text:span text:style-name="T26">3</text:span>. <text:span text:style-name="T26">http://localhost:8080</text:span>.</text:p>
        <text:p text:style-name="P23"><draw:frame draw:style-name="fr4" draw:name="Figura8" text:anchor-type="paragraph" svg:width="7.474cm" svg:height="5.188cm" draw:z-index="2"><draw:image xlink:href="../images/app.png" xlink:type="simple" xlink:show="embed" xlink:actuate="onLoad" loext:mime-type="image/png"/></draw:frame><text:soft-page-break/></text:p>
        <text:p text:style-name="P8">Figur<text:span text:style-name="T17">a</text:span> <text:span text:style-name="T27">4</text:span>. <text:span text:style-name="T27">http://localhost</text:span>.</text:p>
      </text:section>
      <text:p text:style-name="P1">Este é o ambiente completo rodando em <text:span text:style-name="T2">Docker</text:span>, todas as alterações feitas na pasta myapp serão repassadas para o <text:span text:style-name="T2">container</text:span> interpretando internamente e devolvendo na URL definida no arquivo <text:span text:style-name="T2">docker-compose.yml.</text:span> Assim foi concluído o ambiente de desenvolvimento virtual em <text:span text:style-name="T2">Docker</text:span>.</text:p>
      <text:h text:style-name="P40" text:outline-level="1">Considerações finais</text:h>
      <text:p text:style-name="P11"><text:tab/><text:span text:style-name="T43">A</text:span> ferramenta é sim funcional, necessita o conhecimento de alguns comandos básicos, com um gerenciamento simples, com pouco estudo é possível criar e <text:span text:style-name="T44">compartilhar</text:span> ambientes complexos em apenas um arquivo central, executou com perfeição o trabalho proposto, mantém um sistema operacional limpo, livre de aplicações que não utilizamos no dia a dia, como ferramentas de testes, que podem ser criadas e apagadas rapidamente sem qualquer risco de conflito com outros aplicativos instalados. Mantém um nível de segurança alto, podendo manter informações dentro e fora do <text:span text:style-name="T2">container</text:span>, criar redes específicas isoladas da rede padrão. Por ser virtual e necessitar de adicionais para funcionar corretamente consome mais recursos da máquina host, tanto em disco quanto em processamento do que um ambiente local , mas <text:s/>menos que uma máquina virtual convencional que recria todo o sistema operacional do zero.</text:p>
      <text:h text:style-name="P41" text:outline-level="1">Referências</text:h>
      <text:p text:style-name="P27">Gomes, R., &amp; Souza, R. (2015). Docker – Infraestrutura como código, com autonomia e replicabilidade.</text:p>
      <text:p text:style-name="SBC_3a_reference">Henrique Rocha Silva, F., &amp; — Licenciatura Orientador André Costa Drummond, C. (2017). Avaliação de Desempenho de Contêineres Docker para Aplicações do Supremo Tribunal Federal. Retrieved from http://bdm.unb.br/bitstream/10483/17796/1/2017_FlavioHenriqueSilva_tcc.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Helvetica1" svg:font-family="Helvetica"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Standard" style:default-outline-level="" style:class="extra">
      <style:paragraph-properties fo:text-align="center" style:justify-single-word="false"/>
    </style:style>
    <style:style style:name="caption" style:family="paragraph" style:parent-style-name="Standard" style:next-style-name="Standard" style:default-outline-level="">
      <style:paragraph-properties fo:margin-left="0.801cm" fo:margin-right="0.801cm" fo:margin-top="0.212cm" fo:margin-bottom="0.212cm" loext:contextual-spacing="false" fo:text-align="center" style:justify-single-word="false" fo:text-indent="0cm" style:auto-text-indent="false"/>
      <style:text-properties style:font-name="Helvetica1" fo:font-family="Helvetica" style:font-family-generic="roman" style:font-pitch="variable" fo:font-size="10pt" fo:font-weight="bold" style:font-size-asian="10pt" style:font-weight-asian="bold" style:font-weight-complex="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ListLabel_20_1" style:display-name="ListLabel 1" style:family="text">
      <style:text-properties fo:color="#000000"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0-08-03T10:11:27.48</meta:creation-date>
    <dc:language>pt-BR</dc:language>
    <meta:editing-cycles>94</meta:editing-cycles>
    <meta:editing-duration>PT3H52M10S</meta:editing-duration>
    <dc:date>2019-08-23T09:01:18.188722336</dc:date>
    <meta:document-statistic meta:table-count="2" meta:image-count="4" meta:object-count="0" meta:page-count="6" meta:paragraph-count="73" meta:word-count="1638" meta:character-count="10953" meta:non-whitespace-character-count="9378"/>
    <meta:user-defined meta:name="Info 1"/>
    <meta:user-defined meta:name="Info 2"/>
    <meta:user-defined meta:name="Info 3"/>
    <meta:user-defined meta:name="Info 4"/>
  </office:meta>
</office:document-meta>
</file>